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8969e" officeooo:paragraph-rsid="0018969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8969e"/>
    </style:style>
    <style:style style:name="P4" style:family="paragraph" style:parent-style-name="Standard">
      <style:paragraph-properties fo:text-align="start" style:justify-single-word="false"/>
      <style:text-properties officeooo:paragraph-rsid="001bf5af"/>
    </style:style>
    <style:style style:name="P5" style:family="paragraph" style:parent-style-name="Standard">
      <style:paragraph-properties fo:text-align="start" style:justify-single-word="false"/>
      <style:text-properties officeooo:paragraph-rsid="001d1648"/>
    </style:style>
    <style:style style:name="P6" style:family="paragraph" style:parent-style-name="Standard">
      <style:paragraph-properties fo:text-align="start" style:justify-single-word="false"/>
      <style:text-properties officeooo:paragraph-rsid="001f029b"/>
    </style:style>
    <style:style style:name="P7" style:family="paragraph" style:parent-style-name="Standard">
      <style:paragraph-properties fo:text-align="start" style:justify-single-word="false"/>
      <style:text-properties officeooo:paragraph-rsid="002141a0"/>
    </style:style>
    <style:style style:name="P8" style:family="paragraph" style:parent-style-name="Standard">
      <style:paragraph-properties fo:text-align="start" style:justify-single-word="false"/>
      <style:text-properties officeooo:rsid="001a40a1" officeooo:paragraph-rsid="001a40a1"/>
    </style:style>
    <style:style style:name="P9" style:family="paragraph" style:parent-style-name="Standard">
      <style:paragraph-properties fo:text-align="start" style:justify-single-word="false"/>
      <style:text-properties officeooo:rsid="001bf5af" officeooo:paragraph-rsid="001bf5af"/>
    </style:style>
    <style:style style:name="T1" style:family="text">
      <style:text-properties officeooo:rsid="00179e5a"/>
    </style:style>
    <style:style style:name="T2" style:family="text">
      <style:text-properties officeooo:rsid="00188186"/>
    </style:style>
    <style:style style:name="T3" style:family="text">
      <style:text-properties officeooo:rsid="0018969e"/>
    </style:style>
    <style:style style:name="T4" style:family="text">
      <style:text-properties officeooo:rsid="001a26d9"/>
    </style:style>
    <style:style style:name="T5" style:family="text">
      <style:text-properties officeooo:rsid="001a40a1"/>
    </style:style>
    <style:style style:name="T6" style:family="text">
      <style:text-properties officeooo:rsid="001bf5af"/>
    </style:style>
    <style:style style:name="T7" style:family="text">
      <style:text-properties officeooo:rsid="001d1648"/>
    </style:style>
    <style:style style:name="T8" style:family="text">
      <style:text-properties officeooo:rsid="001f029b"/>
    </style:style>
    <style:style style:name="T9" style:family="text">
      <style:text-properties officeooo:rsid="001f7804"/>
    </style:style>
    <style:style style:name="T10" style:family="text">
      <style:text-properties officeooo:rsid="002141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5">9</text:span>.11.2016</text:p>
      <text:p text:style-name="P2">Gruppe 7</text:p>
      <text:p text:style-name="P2">Version <text:span text:style-name="T5">2</text:span></text:p>
      <text:p text:style-name="P2"/>
      <text:p text:style-name="P2">Im folgenden Abschnitt sollen die einzelnen Funktionen <text:span text:style-name="T2">und Kosten</text:span> <text:span text:style-name="T2">des Programms erklärt werden</text:span>, <text:span text:style-name="T2">um zu unsere Kostenabschätzung zu erläutern.</text:span></text:p>
      <text:p text:style-name="P1"/>
      <text:p text:style-name="P3"><text:span text:style-name="T3">Der Aufwand<text:tab/>für die Eingabedaten ist relativ gering, da Steuerung und Konfiguration des Spieles mit Tastatureingaben zu realisieren sind. Benutzereingabe umfassen dabei alle Aktionen die vom Nutzer des Clienten übernommen werden, also Steuerung der Spielfigur, einschalten der </text:span></text:p>
      <text:p text:style-name="P3"><text:span text:style-name="T3">KI-Funktion oder ähnlichem.</text:span></text:p>
      <text:p text:style-name="P2"/>
      <text:p text:style-name="P3"><text:span text:style-name="T3">Die Abfragen des Projektes Gliedern sich in Spielsimulation, Netzwerk und Verwaltungsserver.</text:span></text:p>
      <text:p text:style-name="P1">Die Spielsimulation ist ein sehr aufwendiger Teil, da dies den zentralen Punkt des Programms darstellt. Der Empfang der Aktionen des Clienten darf nicht verzögert und unzuverlässig funktionieren damit <text:span text:style-name="T4">die eigentliche Berechnung des Spieles flüssig ist und ein verzögerungsfreies Spielerlebnis bietet. Die Berechnung des Spieles ist aufwendig, weil sie als „Herz“ des Programms zuverlässig und sofort stattfinden soll. Das erstellen der Künstlichen Intelligenz die den Spieler bei Bedarf ersetzen soll ist hierbei aufwendig da sie nicht zufällig agieren soll. Agieren soll sie möglichst einem Spieler nahe, was den Großteil der Arbeit in diesem Punkt benötigen wird.</text:span></text:p>
      <text:p text:style-name="P8">Das Ranking, welches am Ende des Spieles angezeigt werden soll, ist <text:span text:style-name="T6">im Vergleich zu den vorherigen Punkten weniger aufwendig anzusiedeln.</text:span></text:p>
      <text:p text:style-name="P9">Die Netzwerkverbindung muss eine stetige Verbindung zur Verfügung stellen die</text:p>
      <text:p text:style-name="P4"><text:span text:style-name="T6">die</text:span> Spieldaten sendet und empf<text:span text:style-name="T6">ä</text:span>ng<text:span text:style-name="T6">t</text:span>. <text:span text:style-name="T6">Der </text:span>Verwaltungsserver <text:span text:style-name="T6">stellt</text:span> <text:span text:style-name="T6">eine Liste der Spielserver zur Verfügung und verwaltet die Server.</text:span> </text:p>
      <text:p text:style-name="P2"/>
      <text:p text:style-name="P5"><text:span text:style-name="T7">D</text:span>ie Ausgabedaten <text:span text:style-name="T7">bestehen aus dem </text:span>Client-GUI und <text:span text:style-name="T7">dem Serveri</text:span>nterface. <text:span text:style-name="T7">Das Client-GUI soll dem Spieler das Spielfeld anzeigen, was beinhaltet, die Spieldaten des Servers in darstellbares Bild umzuwandeln. Die Anzeige vom Menü und Ranking relativ simpel zu realisieren. Aussagekräftige Fehlermeldungen werden benötigt damit sich die User bei Problemen möglichst selbst helfen können, falls ein Problem auftreten sollte.</text:span></text:p>
      <text:p text:style-name="P6"><text:span text:style-name="T8">Das Server-Interface soll den aktuellen Spiel-Log bereitstellen, der während des Spielens erstellt wird und alle protokollierten Aktionen der Spieler auflisten soll. Dies ist etwas aufwendig da dieser Log sehr umfangreich sein muss.</text:span> Serverseitige Fehlermeldung<text:span text:style-name="T9">en müssen genau sein damit der Administrator Probleme schnell und effizient beheben kann. Was sonst zu unmut bei den Spielern führen würde. Die Verwaltungsanzeige der Server muss den Status der Spielserver und Optionen für <text:s/>den Admin zum auswählen bereitstellen, was gering vom Aufwand anzusiedeln ist.</text:span></text:p>
      <text:p text:style-name="P6"/>
      <text:p text:style-name="P2">Zu den Datenbeständen bzw. den Spielzugehörigen Daten zählen die Texturen die vom Clienten angezeigt werden. Die Texturen <text:span text:style-name="T9">für jedes Objekt müssen eigens erstellt und bearbeitet werden damit diese gut Erkenn- und Unterscheidbar sind. Für die </text:span>Audio<text:span text:style-name="T1">d</text:span>aten <text:span text:style-name="T9">trifft dies ebenfalls zu</text:span>. <text:span text:style-name="T9">Der Client muss diese jeweils bereithalten und bei Bedarf anzeigen oder Abspielen können. Die</text:span> Objekte des Spiels <text:span text:style-name="T9">beinhalten die Eigenschaften der einzelnen im Spielobjekte wie Position Spielern, ob Mauern zerstörbar sind oder ähnliches</text:span>. </text:p>
      <text:p text:style-name="P2"/>
      <text:p text:style-name="P7">Bei den Referenzdaten handelt es sich um Daten die sich innerhalb des Spielverlaufs ändern können bzw. ändern. <text:span text:style-name="T10">Diese werden vom Server gespeichert und bei Bedarf an den Spieler übermittelt.</text:span></text:p>
      <text:p text:style-name="P7"><text:span text:style-name="T10">Spielerposition und Blickrichtung sind möglichst exakt zu bestimmen. Trotzdem soll der Spieler ein flüssiges Erlebnis haben, was etwas feinschliff benötigen wird. </text:span>Bei den Momentanen Eigenschaften handelt es sich um die Eigenschaften über die Bomberman zur aktuellen Zeit verfügt und die im Laufe des Spiels durch die Aufnahme von Boni aktiviert werden, wie z.B. eine Rüs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4:58:18.42</meta:creation-date>
    <dc:date>2016-11-09T18:13:53.677000000</dc:date>
    <meta:editing-duration>PT45M14S</meta:editing-duration>
    <meta:editing-cycles>8</meta:editing-cycles>
    <meta:generator>LibreOffice/4.2.5.2$Windows_x86 LibreOffice_project/6ff819b65674ae6c83f3cbab9e4a4c2b292a7a94</meta:generator>
    <meta:document-statistic meta:table-count="0" meta:image-count="0" meta:object-count="0" meta:page-count="1" meta:paragraph-count="16" meta:word-count="509" meta:character-count="3632" meta:non-whitespace-character-count="3135"/>
  </office:meta>
</office:document-meta>
</file>